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3.77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auto-grow-height="true" fo:min-height="3.194cm"/>
    </style:style>
    <style:style style:name="pr5" style:family="presentation" style:parent-style-name="Default-title">
      <style:graphic-properties draw:auto-grow-height="true" fo:min-height="3.176cm"/>
    </style:style>
    <style:style style:name="pr6" style:family="presentation" style:parent-style-name="Default-subtitle">
      <style:graphic-properties draw:fill-color="#ffffff" draw:auto-grow-height="true" fo:min-height="3.375cm"/>
    </style:style>
    <style:style style:name="pr7" style:family="presentation" style:parent-style-name="Default-subtitle">
      <style:graphic-properties draw:fill-color="#ffffff" draw:auto-grow-height="true" fo:min-height="5.59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draw:auto-grow-height="true" fo:min-height="5.444cm"/>
    </style:style>
    <style:style style:name="pr10" style:family="presentation" style:parent-style-name="Default-title" style:list-style-name="L1">
      <style:graphic-properties draw:auto-grow-height="true" fo:min-height="7.938cm"/>
    </style:style>
    <style:style style:name="pr11" style:family="presentation" style:parent-style-name="Default-notes">
      <style:graphic-properties draw:fill-color="#ffffff" draw:auto-grow-height="true" fo:min-height="13.37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margin-top="0.4cm" fo:margin-bottom="0.4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.3cm" fo:margin-bottom="0.3cm" fo:text-align="center" fo:text-indent="0cm"/>
      <style:text-properties fo:font-size="24pt"/>
    </style:style>
    <style:style style:name="P4" style:family="paragraph">
      <loext:graphic-properties draw:fill-color="#ffffff"/>
      <style:text-properties fo:font-size="14.8999996185303pt"/>
    </style:style>
    <style:style style:name="P5" style:family="paragraph">
      <loext:graphic-properties draw:fill-color="#ffffff"/>
      <style:text-properties fo:font-size="24pt"/>
    </style:style>
    <style:style style:name="P6" style:family="paragraph">
      <style:text-properties fo:font-size="96pt" fo:font-weight="bold" style:font-size-asian="96pt" style:font-weight-asian="bold" style:font-size-complex="96pt" style:font-weight-complex="bold"/>
    </style:style>
    <style:style style:name="P7" style:family="paragraph">
      <loext:graphic-properties draw:fill-color="#ffffff"/>
      <style:paragraph-properties fo:margin-left="0cm" fo:margin-right="0cm" fo:margin-top="0.1cm" fo:margin-bottom="0.1cm" fo:text-align="center" fo:text-indent="0cm"/>
      <style:text-properties fo:font-size="24pt"/>
    </style:style>
    <style:style style:name="P8" style:family="paragraph">
      <style:paragraph-properties fo:margin-left="0cm" fo:margin-right="0cm" fo:margin-top="0.2cm" fo:margin-bottom="0.2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3cm" fo:margin-bottom="0.3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1cm" fo:margin-bottom="0.473cm" fo:text-inden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5cm" fo:margin-bottom="0.5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margin-top="0.3cm" fo:margin-bottom="0.3cm" fo:line-height="150%" fo:text-align="center" fo:text-indent="0cm"/>
      <style:text-properties fo:font-size="24pt"/>
    </style:style>
    <style:style style:name="P14" style:family="paragraph">
      <style:paragraph-properties fo:margin-top="1.4cm" fo:margin-bottom="1.4cm" fo:line-height="150%" fo:text-align="center"/>
    </style:style>
    <style:style style:name="P15" style:family="paragraph">
      <style:paragraph-properties fo:margin-top="1.4cm" fo:margin-bottom="1.4cm" fo:line-height="150%"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14.8999996185303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14.8999996185303pt" fo:font-weight="bold" style:font-weight-asian="bold" style:font-weight-complex="bold"/>
    </style:style>
    <style:style style:name="T7" style:family="text">
      <style:text-properties fo:font-size="14.8999996185303pt" fo:font-weight="normal" style:font-weight-asian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style:font-name="Liberation Sans1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96pt" fo:font-style="normal" fo:text-shadow="none" style:text-underline-style="none" fo:font-weight="bold" style:letter-kerning="true" style:font-name-asian="WenQuanYi Micro Hei" style:font-size-asian="96pt" style:font-style-asian="normal" style:font-weight-asian="bold" style:font-name-complex="Lohit Devanagari" style:font-size-complex="9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Burning Down the Castle</text:span></text:p>
          </draw:text-box>
        </draw:frame>
        <draw:frame presentation:style-name="pr2" draw:text-style-name="P3" draw:layer="layout" svg:width="25.199cm" svg:height="3.975cm" svg:x="1.401cm" svg:y="6.615cm" presentation:class="subtitle" presentation:user-transformed="true">
          <draw:text-box>
            <text:p text:style-name="P2"><text:span text:style-name="T2">Daniel Vetter, Intel OTC</text:span></text:p>
            <text:p text:style-name="P2"><text:span text:style-name="T2">@danvet</text:span></text:p>
            <text:p text:style-name="P2"><text:span text:style-name="T2">LCA 2018, Syd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" presentation:class="page"/>
          <draw:frame presentation:style-name="pr3" draw:text-style-name="P4" draw:layer="layout" svg:width="16.799cm" svg:height="13.364cm" svg:x="2.1cm" svg:y="14.10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Confessions</text:span></text:p>
          </draw:text-box>
        </draw:frame>
        <draw:frame presentation:style-name="pr4" draw:text-style-name="P5" draw:layer="layout" svg:width="25.199cm" svg:height="3.194cm" svg:x="1.401cm" svg:y="6.555cm" presentation:class="subtitle" presentation:user-transformed="true">
          <draw:text-box>
            <text:p><text:span text:style-name="T3">… </text:span><text:span text:style-name="T3">of a kernel maintainer in recover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this is my personal story</text:span></text:p>
              <text:p><text:span text:style-name="T4"><text:s/></text:span></text:p>
              <text:p><text:span text:style-name="T4">started out with kernel maintainers as my heros</text:span></text:p>
              <text:p><text:span text:style-name="T4"><text:s/></text:span></text:p>
              <text:p><text:span text:style-name="T4">and then learned a lot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176cm" svg:x="1.401cm" svg:y="5.694cm" presentation:class="title" presentation:user-transformed="true">
          <draw:text-box>
            <text:p><text:span text:style-name="T5">Issu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" presentation:class="page"/>
          <draw:frame presentation:style-name="pr3" draw:text-style-name="P4" draw:layer="layout" svg:width="16.799cm" svg:height="13.364cm" svg:x="2.1cm" svg:y="14.10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Code of Conflict</text:span></text:p>
          </draw:text-box>
        </draw:frame>
        <draw:frame presentation:style-name="pr4" draw:text-style-name="P5" draw:layer="layout" svg:width="25.199cm" svg:height="3.194cm" svg:x="1.405cm" svg:y="6.555cm" presentation:class="subtitle" presentation:user-transformed="true">
          <draw:text-box>
            <text:p><text:span text:style-name="T3">Just the surface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4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linux kernel encodes it's heated debate culture in the CodeOfConflict</text:span></text:p>
              <text:p><text:span text:style-name="T4"><text:s/></text:span></text:p>
              <text:p><text:span text:style-name="T6">just the SYMPTON</text:span><text:span text:style-name="T4">, not the real problem (or only for a few maintainers)</text:span></text:p>
              <text:p><text:span text:style-name="T4"><text:s/></text:span></text:p>
              <text:p><text:span text:style-name="T4">this is what kernel maintainers mean when they say </text:span><text:span text:style-name="T6">„it has gotten much better“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Abuse</text:span></text:p>
          </draw:text-box>
        </draw:frame>
        <draw:frame presentation:style-name="pr6" draw:text-style-name="P7" draw:layer="layout" svg:width="25.199cm" svg:height="3.975cm" svg:x="1.4cm" svg:y="6.615cm" presentation:class="subtitle" presentation:user-transformed="true">
          <draw:text-box>
            <text:p text:style-name="P2"><text:span text:style-name="T2">„</text:span><text:span text:style-name="T2">Why does he do that?</text:span></text:p>
            <text:p text:style-name="P2"><text:span text:style-name="T2">Inside the Minds of Angry and Controlling Men“</text:span></text:p>
            <text:p text:style-name="P2"><text:span text:style-name="T2">by Lundy Bancro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5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about abusive in personal relationships</text:span></text:p>
              <text:p><text:span text:style-name="T4"><text:s/></text:span></text:p>
              <text:p><text:span text:style-name="T4">extracts patterns and archetypes of abusers which translate really well to other settings like the kernel community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Abuse</text:span></text:p>
          </draw:text-box>
        </draw:frame>
        <draw:frame presentation:style-name="pr4" draw:text-style-name="P5" draw:layer="layout" svg:width="25.199cm" svg:height="3.575cm" svg:x="1.4cm" svg:y="6.365cm" presentation:class="subtitle" presentation:user-transformed="true">
          <draw:text-box>
            <text:p text:style-name="P8"><text:span text:style-name="T3">Power</text:span></text:p>
            <text:p text:style-name="P8"><text:span text:style-name="T3">+</text:span></text:p>
            <text:p text:style-name="P8"><text:span text:style-name="T3">Controlling Behavio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6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interlude about how violence isn't really needed for abuse, it's all about control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„</text:span><text:span text:style-name="T1">only technical“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7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6">one-way emotions</text:span><text:span text:style-name="T4">, especially Linus (classic controlling behaviour): contributors only technical, maintainers can throw around all their emotions, demand understanding with their workload, ...</text:span></text:p>
              <text:p><text:span text:style-name="T4"><text:s/></text:span></text:p>
              <text:p><text:span text:style-name="T6">no (safe) space</text:span><text:span text:style-name="T4"> for community topics</text:span></text:p>
              <text:p><text:span text:style-name="T4"><text:s/></text:span></text:p>
              <text:p><text:span text:style-name="T6">negative</text:span><text:span text:style-name="T4"> space for real </text:span><text:span text:style-name="T6">leadership</text:span></text:p>
              <text:p><text:span text:style-name="T4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make it perso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8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again </text:span><text:span text:style-name="T6">no safe discussion spaces</text:span></text:p>
              <text:p><text:span text:style-name="T4"><text:s/></text:span></text:p>
              <text:p><text:span text:style-name="T6">high stakes</text:span><text:span text:style-name="T4">, better to cover up than fix for real</text:span></text:p>
              <text:p><text:span text:style-name="T4"><text:s/></text:span></text:p>
              <text:p><text:span text:style-name="T4">local </text:span><text:span text:style-name="T6">toxic people</text:span><text:span text:style-name="T4"> everywhere, unchallenged</text:span></text:p>
              <text:p><text:span text:style-name="T4"><text:s/></text:span></text:p>
              <text:p><text:span text:style-name="T6">personality cult</text:span><text:span text:style-name="T4"> also reinforces power, so this goes both ways on the abuse ladder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do not share pow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9" presentation:class="page"/>
          <draw:frame presentation:style-name="pr3" draw:text-style-name="P4" draw:layer="layout" svg:width="16.799cm" svg:height="13.364cm" svg:x="2.1cm" svg:y="14.005cm" presentation:class="notes" presentation:user-transformed="true">
            <draw:text-box>
              <text:p><text:span text:style-name="T6">lack of good docs</text:span><text:span text:style-name="T4"> („I don't need this stuff“ - well it's not for established contributors!), both code&amp;process</text:span></text:p>
              <text:p><text:span text:style-name="T4"><text:s/></text:span></text:p>
              <text:p><text:span text:style-name="T4">bad docs for </text:span><text:span text:style-name="T6">„unwritten rules“</text:span><text:span text:style-name="T4"> which everyone supposedly knows, resulting in lots of unknowns about what's expected</text:span></text:p>
              <text:p><text:span text:style-name="T4"><text:s/></text:span></text:p>
              <text:p><text:span text:style-name="T4">lack of proper </text:span><text:span text:style-name="T6">AUTOMATION/tests</text:span></text:p>
              <text:p><text:span text:style-name="T4"><text:s/></text:span></text:p>
              <text:p><text:span text:style-name="T6">REVIEW</text:span><text:span text:style-name="T4"> is a power establishing gauntlet</text:span></text:p>
              <text:p><text:span text:style-name="T4"><text:s/></text:span></text:p>
              <text:p><text:span text:style-name="T4">group maintainership is a fringe thing: 25% at subsystem level, 15% for real (arm-soc only at the top group maintained, drm only some subtrees), 5% actual teams with CI and everything</text:span></text:p>
              <text:p><text:span text:style-name="T4"><text:s/></text:span></text:p>
              <text:p><text:span text:style-name="T6">„</text:span><text:span text:style-name="T6">powerless“</text:span><text:span text:style-name="T4"> maintainer as</text:span><text:span text:style-name="T7"> smoke screen, </text:span><text:span text:style-name="T6">„overworked“ </text:span><text:span text:style-name="T7">as excuse for </text:span><text:span text:style-name="T6">microagressions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2.15cm" presentation:class="title" presentation:user-transformed="true">
          <draw:text-box>
            <text:p><text:span text:style-name="T1">Interactive Documentation</text:span></text:p>
          </draw:text-box>
        </draw:frame>
        <draw:frame presentation:style-name="pr7" draw:text-style-name="P7" draw:layer="layout" svg:width="25.199cm" svg:height="6.191cm" svg:x="1.401cm" svg:y="5.763cm" presentation:class="subtitle" presentation:user-transformed="true">
          <draw:text-box>
            <text:p text:style-name="P9"><text:span text:style-name="T2">„</text:span><text:span text:style-name="T2">Life is better with Rust's community automation“</text:span></text:p>
            <text:p text:style-name="P9"><text:span text:style-name="T2">by Emily Dunham</text:span></text:p>
            <text:p text:style-name="P9"><text:span text:style-name="T2"/></text:p>
            <text:p text:style-name="P9"><text:span text:style-name="T2">„</text:span><text:span text:style-name="T2">Have It Your Way: Maximizing Drive-Thru Contributions“ by VM Brasse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0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think whether your community is safe against all these failure modes, fix accordingly</text:span></text:p>
              <text:p><text:span text:style-name="T4"><text:s/></text:span></text:p>
              <text:p><text:span text:style-name="T4">really good ideas from Rust-land, see slid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nice mai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1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first attempt at improving: look at maintainers who already stood up for e.g. outreachy and CoC, as possible allies</text:span></text:p>
              <text:p><text:span text:style-name="T4"><text:s/></text:span></text:p>
              <text:p><text:span text:style-name="T4">but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„</text:span><text:span text:style-name="T1">nice“ mai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2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but</text:span></text:p>
              <text:p><text:span text:style-name="T4"><text:s/></text:span></text:p>
              <text:p><text:span text:style-name="T4">watch heated dicussions with them → not even listening to other viewpoints the consider invalid, so „nice maintainers“ similarly abusive about their power, just a lot nicer about it</text:span></text:p>
              <text:p><text:span text:style-name="T4"><text:s/></text:span></text:p>
              <text:p><text:span text:style-name="T4">makes it really </text:span><text:span text:style-name="T6">risky to find allies</text:span><text:span text:style-name="T4"> at kernel conferences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176cm" svg:x="1.401cm" svg:y="5.694cm" presentation:class="title" presentation:user-transformed="true">
          <draw:text-box>
            <text:p><text:span text:style-name="T5">Allies, N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3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who else is there and not an ally?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apolog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4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example kernel panel with 4 people</text:span></text:p>
              <text:p><text:span text:style-name="T4"><text:s/></text:span></text:p>
              <text:p><text:span text:style-name="T4">3 apologists (plus me)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lost contribu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5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loud and silent ones</text:span></text:p>
              <text:p><text:span text:style-name="T4"><text:s/></text:span></text:p>
              <text:p><text:span text:style-name="T4">(not going to name/expose anyone ofc)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burned out mai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6" presentation:class="page"/>
          <draw:frame presentation:style-name="pr3" draw:text-style-name="P10" draw:layer="layout" svg:width="16.799cm" svg:height="13.364cm" svg:x="2.1cm" svg:y="14.105cm" presentation:class="notes" presentation:user-transformed="true">
            <draw:text-box>
              <text:p><text:span text:style-name="T8">not 100% quitters, often no longer maintainers</text:span></text:p>
              <text:p><text:span text:style-name="T8"><text:s/></text:span></text:p>
              <text:p><text:span text:style-name="T8">learned what it means to lead teams the hard way</text:span></text:p>
              <text:p><text:span text:style-name="T8"><text:s/></text:span></text:p>
              <text:p><text:span text:style-name="T8">not really me, just hit the limit of what can be changed from within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(dri-deve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7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gfx subsystem improved a lot:</text:span></text:p>
              <text:p><text:span text:style-name="T4"/></text:p>
              <text:list text:style-name="L3">
                <text:list-item>
                  <text:p><text:span text:style-name="T6">commit rights</text:span><text:span text:style-name="T4">, much less powers for maintainers</text:span></text:p>
                </text:list-item>
                <text:list-item>
                  <text:p><text:span text:style-name="T6">CI</text:span><text:span text:style-name="T4">, </text:span><text:span text:style-name="T6">scripts</text:span><text:span text:style-name="T4">: automate as much as feasible</text:span></text:p>
                </text:list-item>
                <text:list-item>
                  <text:p><text:span text:style-name="T4">implemented rst-based new </text:span><text:span text:style-name="T6">documentation</text:span><text:span text:style-name="T4"> system</text:span></text:p>
                </text:list-item>
                <text:list-item>
                  <text:p><text:span text:style-name="T4">pushing for good docs everywhere (code, process, ...)</text:span></text:p>
                </text:list-item>
                <text:list-item>
                  <text:p><text:span text:style-name="T4">real </text:span><text:span text:style-name="T6">code of conduct</text:span><text:span text:style-name="T4">, enforced</text:span></text:p>
                </text:list-item>
              </text:list>
              <text:p><text:span text:style-name="T4"><text:s/></text:span></text:p>
              <text:p><text:span text:style-name="T4">but no one willing to fight the kernel community at large</text:span></text:p>
              <text:p><text:span text:style-name="T4"><text:s/></text:span></text:p>
              <text:p><text:span text:style-name="T4">special circumstances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mere contribu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8" presentation:class="page"/>
          <draw:frame presentation:style-name="pr3" draw:text-style-name="P10" draw:layer="layout" svg:width="16.799cm" svg:height="13.364cm" svg:x="2.1cm" svg:y="14.105cm" presentation:class="notes" presentation:user-transformed="true">
            <draw:text-box>
              <text:p><text:span text:style-name="T8">contribute and get out again</text:span></text:p>
              <text:p><text:span text:style-name="T8"><text:s/></text:span></text:p>
              <text:p><text:span text:style-name="T8">or </text:span><text:span text:style-name="T9">vendor kernel/fork</text:span><text:span text:style-name="T8"> from the start, never contributing back to upstream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Allies, Maybe</text:span></text:p>
          </draw:text-box>
        </draw:frame>
        <draw:frame presentation:style-name="pr4" draw:text-style-name="P5" draw:layer="layout" svg:width="25.199cm" svg:height="3.194cm" svg:x="1.4cm" svg:y="6.555cm" presentation:class="subtitle" presentation:user-transformed="true">
          <draw:text-box>
            <text:p><text:span text:style-name="T3">sandwiched maintainer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19" presentation:class="page"/>
          <draw:frame presentation:style-name="pr3" draw:text-style-name="P4" draw:layer="layout" svg:width="16.799cm" svg:height="13.364cm" svg:x="2.1cm" svg:y="14.205cm" presentation:class="notes" presentation:user-transformed="true">
            <draw:text-box>
              <text:p><text:span text:style-name="T4">lots of unhappy maintainers in-between</text:span></text:p>
              <text:p><text:span text:style-name="T4"><text:s/></text:span></text:p>
              <text:p><text:span text:style-name="T4">but all unwilling to actually change for various reasons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1.627cm" presentation:class="title" presentation:user-transformed="true">
          <draw:text-box>
            <text:p text:style-name="P1"><text:span text:style-name="T1">Learning</text:span></text:p>
          </draw:text-box>
        </draw:frame>
        <draw:frame presentation:style-name="pr8" draw:layer="layout" svg:width="25.199cm" svg:height="7.48cm" svg:x="1.4cm" svg:y="5.475cm" presentation:class="outline" presentation:user-transformed="true">
          <draw:text-box>
            <text:list text:style-name="L4">
              <text:list-item>
                <text:p text:style-name="P11">CLS <text:span text:style-name="T10">@vmbrasseur </text:span>@jonobacon at OSCON, LCA, ...<text:span text:style-name="T10"> </text:span></text:p>
              </text:list-item>
              <text:list-item>
                <text:p text:style-name="P11"><text:span text:style-name="T10">maintainerati @jessfraz</text:span></text:p>
              </text:list-item>
              <text:list-item>
                <text:p text:style-name="P11"><text:span text:style-name="T10">community tracks in general</text:span></text:p>
              </text:list-item>
              <text:list-item>
                <text:p text:style-name="P11"><text:span text:style-name="T10">change management, e.g. John Kotte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0" presentation:class="page"/>
          <draw:frame presentation:style-name="pr3" draw:text-style-name="P10" draw:layer="layout" svg:width="16.799cm" svg:height="13.364cm" svg:x="2.1cm" svg:y="14.105cm" presentation:class="notes">
            <draw:text-box>
              <text:p><text:span text:style-name="T8">interlude about learning how to run a community properly</text:span></text:p>
              <text:p><text:span text:style-name="T8"/></text:p>
              <text:p><text:span text:style-name="T8">to make this less depressing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176cm" svg:x="1.401cm" svg:y="5.694cm" presentation:class="title" presentation:user-transformed="true">
          <draw:text-box>
            <text:p><text:span text:style-name="T5">Status Qu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1" presentation:class="page"/>
          <draw:frame presentation:style-name="pr3" draw:text-style-name="P4" draw:layer="layout" svg:width="16.799cm" svg:height="13.364cm" svg:x="2.1cm" svg:y="14.10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spectator s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2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applause when a maintainer gets dragged off stage because he didn't make it to the last round (boxing as spectator sport)</text:span></text:p>
              <text:p><text:span text:style-name="T4"/></text:p>
              <text:p><text:span text:style-name="T6">„</text:span><text:span text:style-name="T6">abusive performance arts“</text:span><text:span text:style-name="T4">, spicy quotes passed around in the press</text:span></text:p>
              <text:p><text:span text:style-name="T4"/></text:p>
              <text:p><text:span text:style-name="T4">not an exclusive problem to the kernel community, really hard to fix</text:span></text:p>
              <text:p><text:span text:style-name="T4"/></text:p>
              <text:p><text:span text:style-name="T6">personality cult</text:span><text:span text:style-name="T4"> as power reinforcement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scar(r)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3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unwilling to share power/give away control out of fear of the next beat up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job secur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4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paid because they are the bottleneck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01cm" svg:y="5.85cm" presentation:class="title" presentation:user-transformed="true">
          <draw:text-box>
            <text:p><text:span text:style-name="T1">L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5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same, just much more extreme:</text:span></text:p>
              <text:p><text:span text:style-name="T4"/></text:p>
              <text:p><text:span text:style-name="T4">LF haggling Linus Torvalds Q&amp;A around at every event, </text:span><text:span text:style-name="T6">„access to kernel maintainers“</text:span><text:span text:style-name="T4"> as their product</text:span></text:p>
              <text:p><text:span text:style-name="T4"/></text:p>
              <text:p><text:span text:style-name="T4">LF founded to give Linus Torvalds (and others) a </text:span><text:span text:style-name="T6">neutral employer</text:span></text:p>
              <text:p><text:span text:style-name="T4"/></text:p>
              <text:p><text:span text:style-name="T4">hence LF also depends upon the current organization staying as is</text:span></text:p>
              <text:p><text:span text:style-name="T4"/></text:p>
              <text:p><text:span text:style-name="T4">and ofc Linus would need to look for a new job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Governance</text:span></text:p>
          </draw:text-box>
        </draw:frame>
        <draw:frame presentation:style-name="pr4" draw:text-style-name="P5" draw:layer="layout" svg:width="25.199cm" svg:height="3.194cm" svg:x="1.4cm" svg:y="6.555cm" presentation:class="subtitle" presentation:user-transformed="true">
          <draw:text-box>
            <text:p><text:span text:style-name="T3">conflicts of interests will happ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6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another interlude ...</text:span></text:p>
              <text:p><text:span text:style-name="T4"><text:s/></text:span></text:p>
              <text:p><text:span text:style-name="T4">mostly an issue for large communities, but so much easier to fix when still small</text:span></text:p>
              <text:p><text:span text:style-name="T4"><text:s/></text:span></text:p>
              <text:p><text:span text:style-name="T6">separate governance/foundation from business</text:span><text:span text:style-name="T4">, the governance foundation should not hire/fund developers</text:span></text:p>
              <text:p><text:span text:style-name="T4"><text:s/></text:span></text:p>
              <text:p><text:span text:style-name="T4">make sure you </text:span><text:span text:style-name="T6">don't restrict voting rights</text:span><text:span text:style-name="T4"> to e.g. founders, or only big companies</text:span></text:p>
              <text:p><text:span text:style-name="T4"><text:s/></text:span></text:p>
              <text:p><text:span text:style-name="T4">foundation/community </text:span><text:span text:style-name="T6">goals will drift</text:span><text:span text:style-name="T4">, make sure they will get realigned through your voting/governance structure</text:span></text:p>
              <text:p><text:span text:style-name="T4"><text:s/></text:span></text:p>
              <text:p><text:span text:style-name="T4">both LF and X.org Foundation as examples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Status Quo</text:span></text:p>
          </draw:text-box>
        </draw:frame>
        <draw:frame presentation:style-name="pr4" draw:text-style-name="P5" draw:layer="layout" svg:width="25.199cm" svg:height="3.194cm" svg:x="1.4cm" svg:y="6.555cm" presentation:class="subtitle" presentation:user-transformed="true">
          <draw:text-box>
            <text:p><text:span text:style-name="T3">maintainers bene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7" presentation:class="page"/>
          <draw:frame presentation:style-name="pr3" draw:text-style-name="P10" draw:layer="layout" svg:width="16.799cm" svg:height="13.364cm" svg:x="2.1cm" svg:y="14.105cm" presentation:class="notes" presentation:user-transformed="true">
            <draw:text-box>
              <text:p><text:span text:style-name="T8">(mostly) abuse doesn't happen because people are sadistic, but because there's real benefits and incentives</text:span></text:p>
              <text:p><text:span text:style-name="T8"><text:s/></text:span></text:p>
              <text:p><text:span text:style-name="T8">abusers aren't born, they're made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176cm" svg:x="1.401cm" svg:y="5.694cm" presentation:class="title" presentation:user-transformed="true">
          <draw:text-box>
            <text:p><text:span text:style-name="T5">Quo vadi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8" presentation:class="page"/>
          <draw:frame presentation:style-name="pr3" draw:text-style-name="P4" draw:layer="layout" svg:width="16.799cm" svg:height="13.364cm" svg:x="2.1cm" svg:y="14.10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contributors</text:span></text:p>
          </draw:text-box>
        </draw:frame>
        <draw:frame presentation:style-name="pr9" draw:text-style-name="P5" draw:layer="layout" svg:width="25.199cm" svg:height="5.444cm" svg:x="1.4cm" svg:y="6.555cm" presentation:class="subtitle" presentation:user-transformed="true">
          <draw:text-box>
            <text:p><text:span text:style-name="T3">do not get stuck</text:span></text:p>
            <text:p><text:span text:style-name="T3"/></text:p>
            <text:p><text:span text:style-name="T3">DO. NOT. GET. STUC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29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kernel contributing is a great </text:span><text:span text:style-name="T6">CAREER BOOST</text:span><text:span text:style-name="T4">, I don't want to deny that to anyone</text:span></text:p>
              <text:p><text:span text:style-name="T4"><text:s/></text:span></text:p>
              <text:p><text:span text:style-name="T4">but be clear on what you get yourself into</text:span></text:p>
              <text:p><text:span text:style-name="T4"><text:s/></text:span></text:p>
              <text:p><text:span text:style-name="T4">do not join if you're inclined to fix communities</text:span></text:p>
              <text:p><text:span text:style-name="T4"><text:s/></text:span></text:p>
              <text:p><text:span text:style-name="T4">maybe join if you want to test something, you can't make it worse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maintainers</text:span></text:p>
          </draw:text-box>
        </draw:frame>
        <draw:frame presentation:style-name="pr9" draw:text-style-name="P13" draw:layer="layout" svg:width="25.199cm" svg:height="5.444cm" svg:x="1.4cm" svg:y="6.555cm" presentation:class="subtitle" presentation:user-transformed="true">
          <draw:text-box>
            <text:p text:style-name="P12"><text:span text:style-name="T2">share power, drop privileges</text:span></text:p>
            <text:p text:style-name="P12"><text:span text:style-name="T2">document&amp;automate</text:span></text:p>
            <text:p text:style-name="P12"><text:span text:style-name="T2">care about the peo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0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more specific </text:span><text:span text:style-name="T6">plea towards maintainers</text:span><text:span text:style-name="T4"> to break the established abuse vectors in the kernel community</text:span></text:p>
              <text:p><text:span text:style-name="T4"><text:s/></text:span></text:p>
              <text:p><text:span text:style-name="T6">best done silently</text:span><text:span text:style-name="T4">, and if caught, blame it all on dri-devel</text:span></text:p>
              <text:p><text:span text:style-name="T4"><text:s/></text:span></text:p>
              <text:p><text:span text:style-name="T4">pls try to avoid a French revolution</text:span></text:p>
              <text:p><text:span text:style-name="T4"><text:s/></text:span></text:p>
              <text:p><text:span text:style-name="T4">aka my talk </text:span><text:span text:style-name="T6">title isn't a call to action</text:span><text:span text:style-name="T4">, but an unfortunate prediction</text:span></text:p>
              <text:p><text:span text:style-name="T4"><text:s/></text:span></text:p>
              <text:p><text:span text:style-name="T4">personally reached the limit of what's possible from within, as a maintainer (in graphics)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maintainers</text:span></text:p>
          </draw:text-box>
        </draw:frame>
        <draw:frame presentation:style-name="pr9" draw:text-style-name="P5" draw:layer="layout" svg:width="25.199cm" svg:height="5.444cm" svg:x="1.4cm" svg:y="6.555cm" presentation:class="subtitle" presentation:user-transformed="true">
          <draw:text-box>
            <text:p><text:span text:style-name="T3">„</text:span><text:span text:style-name="T3">Maintainers Don't Scale“, LCA 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1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shameless self-plug of my talk from last year</text:span></text:p>
              <text:p><text:span text:style-name="T4"><text:s/></text:span></text:p>
              <text:p><text:span text:style-name="T4">concrete reasons and actions we've taken in graphics to fix all this</text:span></text:p>
              <text:p><text:span text:style-name="T4"><text:s/></text:span></text:p>
              <text:p><text:span text:style-name="T4">take as an example and adapt to your own subsystem/project</text:span></text:p>
              <text:p><text:span text:style-name="T4"><text:s/></text:span></text:p>
              <text:p><text:span text:style-name="T4">Goal: Make </text:span><text:span text:style-name="T6">yourself REPLACABLE</text:span><text:span text:style-name="T4"> and mostly irrelevant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5" draw:layer="layout" svg:width="25.199cm" svg:height="7.938cm" svg:x="1.401cm" svg:y="3.381cm" presentation:class="title" presentation:user-transformed="true">
          <draw:text-box>
            <text:p text:style-name="P14"><text:span text:style-name="T11">Be a Steward</text:span><text:span text:style-name="T11"><text:line-break/></text:span><text:span text:style-name="T11">Not a Lo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2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wrapping up with the conclusion from my lca2017 talk</text:span></text:p>
              <text:p><text:span text:style-name="T4"><text:s/></text:span></text:p>
              <text:p><text:span text:style-name="T4">thank people for letting me share my story and for listening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Be a Steward</text:span></text:p>
          </draw:text-box>
        </draw:frame>
        <draw:frame presentation:style-name="pr4" draw:text-style-name="P5" draw:layer="layout" svg:width="25.199cm" svg:height="3.194cm" svg:x="1.4cm" svg:y="6.555cm" presentation:class="subtitle" presentation:user-transformed="true">
          <draw:text-box>
            <text:p><text:span text:style-name="T3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3" presentation:class="page"/>
          <draw:frame presentation:style-name="pr3" draw:text-style-name="P4" draw:layer="layout" svg:width="16.799cm" svg:height="13.364cm" svg:x="2.1cm" svg:y="14.105cm" presentation:class="notes" presentation:user-transformed="true">
            <draw:text-box>
              <text:p><text:span text:style-name="T4">real questions please</text:span></text:p>
              <text:p><text:span text:style-name="T4"><text:s/></text:span></text:p>
              <text:p><text:span text:style-name="T4">… </text:span><text:span text:style-name="T4">or you'll hear my backup slide sermons :-)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But ...</text:span></text:p>
          </draw:text-box>
        </draw:frame>
        <draw:frame presentation:style-name="pr4" draw:text-style-name="P5" draw:layer="layout" svg:width="25.199cm" svg:height="3.194cm" svg:x="1.4cm" svg:y="6.555cm" presentation:class="subtitle" presentation:user-transformed="true">
          <draw:text-box>
            <text:p><text:span text:style-name="T3">technical excellenc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4" presentation:class="page"/>
          <draw:frame presentation:style-name="pr11" draw:text-style-name="P4" draw:layer="layout" svg:width="16.799cm" svg:height="13.379cm" svg:x="2.1cm" svg:y="14.105cm" presentation:class="notes" presentation:user-transformed="true">
            <draw:text-box>
              <text:p><text:span text:style-name="T4">backup slide for the inevitable question</text:span></text:p>
              <text:p><text:span text:style-name="T4"><text:s/></text:span></text:p>
              <text:p><text:span text:style-name="T4">open source is about changing the world</text:span></text:p>
              <text:p><text:span text:style-name="T4"><text:s/></text:span></text:p>
              <text:p><text:span text:style-name="T4">at least you need bug reporters and users for relevance</text:span></text:p>
              <text:p><text:span text:style-name="T4"><text:s/></text:span></text:p>
              <text:p><text:span text:style-name="T4">at least some collaborators, for review</text:span></text:p>
              <text:p><text:span text:style-name="T4"><text:s/></text:span></text:p>
              <text:p><text:span text:style-name="T4">even if you're a unicorn, you need collaborators because one-person projects aren't all that relevant</text:span></text:p>
              <text:p><text:span text:style-name="T4"><text:s/></text:span></text:p>
              <text:p><text:span text:style-name="T4">→ </text:span><text:span text:style-name="T4">technical excellence requires to put people first</text:span></text:p>
              <text:p><text:span text:style-name="T4"><text:s/></text:span></text:p>
              <text:p><text:span text:style-name="T4">Linux is failing, e.g. regression handling isn't working, instead power plays, abuse and backstabbing politics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But ...</text:span></text:p>
          </draw:text-box>
        </draw:frame>
        <draw:frame presentation:style-name="pr4" draw:text-style-name="P5" draw:layer="layout" svg:width="25.199cm" svg:height="3.194cm" svg:x="1.4cm" svg:y="6.555cm" presentation:class="subtitle" presentation:user-transformed="true">
          <draw:text-box>
            <text:p><text:span text:style-name="T3">The sucess! And still growin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5" presentation:class="page"/>
          <draw:frame presentation:style-name="pr11" draw:text-style-name="P4" draw:layer="layout" svg:width="16.799cm" svg:height="13.379cm" svg:x="2.1cm" svg:y="14.105cm" presentation:class="notes" presentation:user-transformed="true">
            <draw:text-box>
              <text:p><text:span text:style-name="T4">some good things:</text:span></text:p>
              <text:p><text:span text:style-name="T4"><text:s/></text:span></text:p>
              <text:p><text:span text:style-name="T6">distributed development</text:span><text:span text:style-name="T4">, no central repo</text:span></text:p>
              <text:p><text:span text:style-name="T4"><text:s/></text:span></text:p>
              <text:p><text:span text:style-name="T6">no regressions</text:span><text:span text:style-name="T4"> (actually caring about users)</text:span></text:p>
              <text:p><text:span text:style-name="T4"><text:s/></text:span></text:p>
              <text:p><text:span text:style-name="T4">but</text:span></text:p>
              <text:p><text:span text:style-name="T4"><text:s/></text:span></text:p>
              <text:p><text:span text:style-name="T4">the world </text:span><text:span text:style-name="T6">needed an open source OS</text:span><text:span text:style-name="T7">,</text:span><text:span text:style-name="T4"> and BSD was struggling with fragmentation and lawsuits too much</text:span></text:p>
              <text:p><text:span text:style-name="T4"><text:s/></text:span></text:p>
              <text:p><text:span text:style-name="T4">hence</text:span></text:p>
              <text:p><text:span text:style-name="T4"><text:s/></text:span></text:p>
              <text:p><text:span text:style-name="T4">Linux didn't win because of the abusive management style, but despite</text:span></text:p>
              <text:p><text:span text:style-name="T4"><text:s/></text:span></text:p>
              <text:p><text:span text:style-name="T4">nowadays lots of </text:span><text:span text:style-name="T6">vendors semi-abandon upstream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5cm" presentation:class="title" presentation:user-transformed="true">
          <draw:text-box>
            <text:p><text:span text:style-name="T1">But ...</text:span></text:p>
          </draw:text-box>
        </draw:frame>
        <draw:frame presentation:style-name="pr4" draw:text-style-name="P5" draw:layer="layout" svg:width="25.199cm" svg:height="3.194cm" svg:x="1.4cm" svg:y="6.555cm" presentation:class="subtitle" presentation:user-transformed="true">
          <draw:text-box>
            <text:p><text:span text:style-name="T3">How to fix thi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5cm" draw:page-number="36" presentation:class="page"/>
          <draw:frame presentation:style-name="pr11" draw:text-style-name="P4" draw:layer="layout" svg:width="16.799cm" svg:height="13.379cm" svg:x="2.1cm" svg:y="14.105cm" presentation:class="notes" presentation:user-transformed="true">
            <draw:text-box>
              <text:p><text:span text:style-name="T4">first step to fixing a problem is admitting there is one</text:span></text:p>
              <text:p><text:span text:style-name="T4"><text:s/></text:span></text:p>
              <text:p><text:span text:style-name="T4">fire Linus Torvalds</text:span></text:p>
              <text:p><text:span text:style-name="T4"><text:s/></text:span></text:p>
              <text:p><text:span text:style-name="T6">walking away</text:span><text:span text:style-name="T4"> is the only way to stop abuse</text:span></text:p>
              <text:p><text:span text:style-name="T4"><text:s/></text:span></text:p>
              <text:p><text:span text:style-name="T4">able and willing to fire Linus</text:span></text:p>
              <text:p><text:span text:style-name="T4"><text:s/></text:span></text:p>
              <text:p><text:span text:style-name="T4">in the end probably not required: Linus doesn't have an anger management issue, viz </text:span><text:span text:style-name="T6">Meltdown/KPTI</text:span></text:p>
              <text:p><text:span text:style-name="T6"/></text:p>
              <text:p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5cm" presentation:class="page"/>
        <draw:frame presentation:style-name="Default-notes" draw:layer="backgroundobjects" svg:width="16.799cm" svg:height="13.364cm" svg:x="2.1cm" svg:y="14.10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5cm" svg:x="3.075cm" svg:y="2.255cm" presentation:class="page"/>
        <draw:frame presentation:style-name="Default_5f_-notes" draw:layer="backgroundobjects" svg:width="16.799cm" svg:height="13.364cm" svg:x="2.1cm" svg:y="14.10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25DT18H13M34S</meta:editing-duration>
    <meta:editing-cycles>99</meta:editing-cycles>
    <meta:generator>LibreOffice/5.3.7.2.0$Linux_X86_64 LibreOffice_project/30$Build-2</meta:generator>
    <dc:date>2018-01-25T01:47:42.958370713</dc:date>
    <meta:document-statistic meta:object-count="150"/>
  </office:meta>
</office:document-meta>
</file>